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1.1cm"/>
    </style:style>
    <style:style style:name="P1" style:family="paragraph">
      <style:paragraph-properties fo:text-align="center"/>
    </style:style>
    <style:style style:name="P2" style:family="paragraph">
      <style:text-properties fo:font-size="16pt" style:font-size-asian="16pt" style:font-size-complex="16pt"/>
    </style:style>
    <style:style style:name="T1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1" draw:layer="layout" svg:width="4cm" svg:height="3cm" svg:x="3.2cm" svg:y="5.5cm">
          <text:p text:style-name="P1">Fabrique</text:p>
          <text:p text:style-name="P1">générique</text:p>
        </draw:rect>
        <draw:rect draw:style-name="gr1" draw:text-style-name="P1" draw:layer="layout" svg:width="4cm" svg:height="3cm" svg:x="11.4cm" svg:y="11cm">
          <text:p text:style-name="P1">Produit</text:p>
          <text:p text:style-name="P1">concret</text:p>
        </draw:rect>
        <draw:rect draw:style-name="gr1" draw:text-style-name="P1" draw:layer="layout" svg:width="4cm" svg:height="3cm" svg:x="3.199cm" svg:y="11cm">
          <text:p text:style-name="P1">Fabrique</text:p>
          <text:p text:style-name="P1">concrète</text:p>
        </draw:rect>
        <draw:rect draw:style-name="gr1" draw:text-style-name="P1" draw:layer="layout" svg:width="4cm" svg:height="3cm" svg:x="11.3cm" svg:y="5.5cm">
          <text:p text:style-name="P1">Produit</text:p>
          <text:p text:style-name="P1">génirique</text:p>
        </draw:rect>
        <draw:line draw:style-name="gr2" draw:text-style-name="P1" draw:layer="layout" svg:x1="13.3cm" svg:y1="11cm" svg:x2="13.3cm" svg:y2="8.5cm">
          <text:p/>
        </draw:line>
        <draw:line draw:style-name="gr2" draw:text-style-name="P1" draw:layer="layout" svg:x1="5.15cm" svg:y1="11cm" svg:x2="5.15cm" svg:y2="8.5cm">
          <text:p/>
        </draw:line>
        <draw:line draw:style-name="gr3" draw:text-style-name="P1" draw:layer="layout" svg:x1="7.2cm" svg:y1="12.6cm" svg:x2="11.4cm" svg:y2="12.6cm">
          <text:p/>
        </draw:line>
        <draw:frame draw:style-name="gr4" draw:text-style-name="P2" draw:layer="layout" svg:width="3.3cm" svg:height="1.35cm" svg:x="8.1cm" svg:y="11.85cm">
          <draw:text-box>
            <text:p text:style-name="P2"><text:span text:style-name="T1">fabriqu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2-22T21:06:35</meta:creation-date>
    <dc:date>2013-02-22T21:55:45</dc:date>
    <meta:editing-duration>PT49M11S</meta:editing-duration>
    <meta:editing-cycles>1</meta:editing-cycles>
    <meta:document-statistic meta:object-count="8"/>
    <meta:generator>OpenOffice.org/3.4$Linux OpenOffice.org_project/340m1$Build-9590</meta:generator>
  </office:meta>
</office:document-meta>
</file>